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A statically typed programming language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A dynamically typed language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Strongly typed language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Loosely typed language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1">Java is a statically typed language.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06:00:07.610050701</dc:date>
    <meta:editing-duration>PT5M55S</meta:editing-duration>
    <meta:editing-cycles>1</meta:editing-cycles>
    <meta:document-statistic meta:table-count="0" meta:image-count="0" meta:object-count="0" meta:page-count="1" meta:paragraph-count="11" meta:word-count="470" meta:character-count="2998" meta:non-whitespace-character-count="2537"/>
  </office:meta>
</office:document-meta>
</file>